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2cm"/>
          <style:tab-stop style:position="16.96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4.6cm"/>
          <style:tab-stop style:position="9.2cm"/>
          <style:tab-stop style:position="16.96cm" style:type="right"/>
        </style:tab-stops>
      </style:paragraph-properties>
    </style:style>
    <style:style style:name="P3" style:family="paragraph" style:parent-style-name="Standard" style:master-page-name="Standard">
      <style:paragraph-properties style:page-number="auto">
        <style:tab-stops>
          <style:tab-stop style:position="9.2cm"/>
          <style:tab-stop style:position="16.96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8.5cm" style:type="center"/>
          <style:tab-stop style:position="9.2cm"/>
          <style:tab-stop style:position="17cm" style:type="right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Vastaanottajaorganisaatio]</text:p>
      <text:p text:style-name="P1">[Vastaanottajahenkilö]</text:p>
      <text:p text:style-name="P1">[Vastaanottajaorganisaation osoite, postinumero ja paikkakunta]</text:p>
      <text:p text:style-name="P1"/>
      <text:p text:style-name="P1"/>
      <text:p text:style-name="P1"/>
      <text:p text:style-name="P1"/>
      <text:p text:style-name="P1"/>
      <text:p text:style-name="P1">[Mahdollinen viittaus aikaisempaan keskusteluun tms.]</text:p>
      <text:p text:style-name="P1"/>
      <text:p text:style-name="P1">[HAKEMUKSEN OTSIKKO ESIM. TEHTÄVÄN NIMI]</text:p>
      <text:p text:style-name="P1"/>
      <text:p text:style-name="P2"><text:tab/>[Avauslause eli mihin haetaan. Esittely eli nimi, syntymäaika, <text:tab/>asuinpaikkakunta, nykyinen työnantaja/koulu jne.]</text:p>
      <text:p text:style-name="P2"/>
      <text:p text:style-name="P2">Koulutus<text:tab/>[Tutkinto &amp; valmistumisvuosi / meneillään olevien opintojen vaihe, muu <text:tab/>mahdollinen koulutus.]</text:p>
      <text:p text:style-name="P2"/>
      <text:p text:style-name="P2">Työkokemus<text:tab/>[Haettavaan tehtävään liittyvä työkokemus ja -historia.]</text:p>
      <text:p text:style-name="P2"/>
      <text:p text:style-name="P2">Muut asiat<text:tab/>[Esim. kielitaito, tietokonetaidot ja potilastietojärjestelmät, ajokortti, <text:tab/>auton käyttömahdollisuus, <text:tab/>asevelvollisuus, harrastukset jne.]<text:line-break/></text:p>
      <text:p text:style-name="P2">Käytettävissä<text:tab/>[Jos haet määräaikaista, osa-aikaista tms. normaalityöajasta poikkeavaa <text:tab/>työtä tai olet jättämässä avointa hakemusta, niin kerro milloin olet <text:tab/>käytettävissä.]</text:p>
      <text:p text:style-name="P2"/>
      <text:p text:style-name="P2">LIITTEET<text:tab/>[Työtodistukset, tutkintotodistukset jne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i" fo:country="FI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9.2cm"/>
          <style:tab-stop style:position="17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907cm" fo:margin-bottom="3.808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4.907cm" fo:margin-bottom="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[Nimi]<text:tab/><text:tab/>TYÖHAKEMUS<text:tab/><text:page-number text:select-page="current">1</text:page-number>(<text:page-count style:num-format="1">1</text:page-count>)</text:p>
        <text:p text:style-name="MP1">[Osoite]</text:p>
        <text:p text:style-name="MP1">[POSTINUMERO] [Paikkakunta]</text:p>
        <text:p text:style-name="MP1">Puh. [XXX XXX XXXX]</text:p>
        <text:p text:style-name="MP1">Sähköposti: [sähköposti@osoite.com]<text:tab/><text:tab/>[PP.KK.VVVV]</text:p>
        <text:p text:style-name="MP1"/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rkka Rannikko</meta:initial-creator>
    <meta:creation-date>2007-01-31T10:27:50</meta:creation-date>
    <dc:creator>Pirkka Rannikko</dc:creator>
    <dc:date>2009-08-10T18:49:07</dc:date>
    <meta:editing-cycles>12</meta:editing-cycles>
    <meta:editing-duration>PT01H18M05S</meta:editing-duration>
    <meta:generator>OpenOffice.org/3.1$Win32 OpenOffice.org_project/310m11$Build-9399</meta:generator>
    <meta:document-statistic meta:table-count="0" meta:image-count="0" meta:object-count="0" meta:page-count="1" meta:paragraph-count="16" meta:word-count="107" meta:character-count="988"/>
  </office:meta>
</office:document-meta>
</file>